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51a66" officeooo:paragraph-rsid="00151a66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51a66"/>
    </style:style>
    <style:style style:name="P10" style:family="paragraph" style:parent-style-name="Standard">
      <style:paragraph-properties fo:text-align="start" style:justify-single-word="false"/>
      <style:text-properties officeooo:paragraph-rsid="000e3ae6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5d37f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5d37f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5d37f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5d37f" style:font-size-asian="8.75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5d37f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5d37f" officeooo:paragraph-rsid="0015d37f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officeooo:paragraph-rsid="0015d37f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7366e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5d37f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91395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91395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91395" style:font-size-asian="8.75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91395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5d37f" officeooo:paragraph-rsid="00191395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 Rounded MT Bold" fo:font-size="10pt" officeooo:paragraph-rsid="00191395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91395" style:font-size-asian="8.75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91395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51a66"/>
    </style:style>
    <style:style style:name="T2" style:family="text">
      <style:text-properties fo:color="#c9211e" loext:opacity="100%"/>
    </style:style>
    <style:style style:name="T3" style:family="text">
      <style:text-properties officeooo:rsid="000c6fd5"/>
    </style:style>
    <style:style style:name="T4" style:family="text">
      <style:text-properties officeooo:rsid="000ee24f"/>
    </style:style>
    <style:style style:name="T5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loext:opacity="100%" officeooo:rsid="00151a66"/>
    </style:style>
    <style:style style:name="T7" style:family="text">
      <style:text-properties fo:color="#ffffff" loext:opacity="100%" fo:font-weight="bold" officeooo:rsid="000c6fd5" style:font-weight-asian="bold" style:font-weight-complex="bold"/>
    </style:style>
    <style:style style:name="T8" style:family="text">
      <style:text-properties fo:color="#ffffff" loext:opacity="100%" fo:font-weight="bold" officeooo:rsid="00151a66" style:font-weight-asian="bold" style:font-weight-complex="bold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T10" style:family="text">
      <style:text-properties fo:color="#ffffff" loext:opacity="100%" fo:font-style="italic" officeooo:rsid="0003eafa" style:font-style-asian="italic" style:font-style-complex="italic"/>
    </style:style>
    <style:style style:name="T11" style:family="text">
      <style:text-properties fo:color="#ffffff" loext:opacity="100%" fo:font-style="italic" officeooo:rsid="00151a66" style:font-style-asian="italic" style:font-style-complex="italic"/>
    </style:style>
    <style:style style:name="T12" style:family="text">
      <style:text-properties fo:color="#ffffff" loext:opacity="100%" fo:font-style="italic" officeooo:rsid="000ee24f" style:font-style-asian="italic" style:font-style-complex="italic"/>
    </style:style>
    <style:style style:name="T13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5" style:family="text">
      <style:text-properties style:font-name="Arial Rounded MT Bold" fo:font-size="10pt" fo:font-style="normal" fo:font-weight="bold" officeooo:rsid="0018743a" style:font-size-asian="8.75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 Rounded MT Bold" fo:font-size="10pt" fo:font-style="normal" fo:font-weight="bold" officeooo:rsid="0013366b" style:font-size-asian="8.75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Arial Rounded MT Bold" fo:font-size="10pt" fo:font-style="normal" fo:font-weight="bold" officeooo:rsid="00151a66" style:font-size-asian="8.75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Arial Rounded MT Bold" fo:font-size="10pt" fo:font-style="normal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Arial Rounded MT Bold" fo:font-size="10pt" fo:font-style="normal" fo:font-weight="bold" officeooo:rsid="0015d37f" style:font-size-asian="8.75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Arial Rounded MT Bold" fo:font-size="10pt" fo:font-style="normal" fo:font-weight="bold" officeooo:rsid="00147ed3" style:font-size-asian="8.75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Arial Rounded MT Bold" fo:font-size="10pt" fo:font-style="normal" fo:font-weight="bold" officeooo:rsid="0003eafa" style:font-size-asian="8.75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Arial Rounded MT Bold" fo:font-size="10pt" fo:font-style="normal" fo:font-weight="bold" officeooo:rsid="000ee24f" style:font-size-asian="8.75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 Rounded MT Bold" fo:font-size="10pt" fo:font-style="normal" fo:font-weight="bold" officeooo:rsid="00175715" style:font-size-asian="8.75pt" style:font-style-asian="normal" style:font-weight-asian="bold" style:font-size-complex="10pt" style:font-style-complex="normal" style:font-weight-complex="bold"/>
    </style:style>
    <style:style style:name="T24" style:family="text">
      <style:text-properties officeooo:rsid="0015d37f"/>
    </style:style>
    <style:style style:name="T25" style:family="text">
      <style:text-properties style:text-underline-style="none" officeooo:rsid="0003eafa"/>
    </style:style>
    <style:style style:name="T26" style:family="text">
      <style:text-properties fo:color="#ffffff" loext:opacity="100%" officeooo:rsid="0015d37f"/>
    </style:style>
    <style:style style:name="T27" style:family="text">
      <style:text-properties fo:color="#ffffff" loext:opacity="100%" fo:font-weight="bold" officeooo:rsid="0015d37f" style:font-weight-asian="bold" style:font-weight-complex="bold"/>
    </style:style>
    <style:style style:name="T28" style:family="text">
      <style:text-properties fo:color="#ffffff" loext:opacity="100%" fo:font-style="italic" officeooo:rsid="0015d37f" style:font-style-asian="italic" style:font-style-complex="italic"/>
    </style:style>
    <style:style style:name="T29" style:family="text">
      <style:text-properties officeooo:rsid="0011f390"/>
    </style:style>
    <style:style style:name="T30" style:family="text">
      <style:text-properties officeooo:rsid="0017366e"/>
    </style:style>
    <style:style style:name="T31" style:family="text">
      <style:text-properties style:font-name="Arial Rounded MT Bold" fo:font-size="10pt" fo:font-style="normal" fo:font-weight="bold" officeooo:rsid="0011f390" style:font-size-asian="8.75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Arial Rounded MT Bold" fo:font-size="10pt" fo:font-style="normal" fo:font-weight="bold" officeooo:rsid="0017366e" style:font-size-asian="8.75pt" style:font-style-asian="normal" style:font-weight-asian="bold" style:font-size-complex="10pt" style:font-style-complex="normal" style:font-weight-complex="bold"/>
    </style:style>
    <style:style style:name="T33" style:family="text">
      <style:text-properties officeooo:rsid="00147ed3"/>
    </style:style>
    <style:style style:name="T34" style:family="text">
      <style:text-properties officeooo:rsid="0010166c"/>
    </style:style>
    <style:style style:name="T35" style:family="text">
      <style:text-properties officeooo:rsid="00175715"/>
    </style:style>
    <style:style style:name="T36" style:family="text">
      <style:text-properties officeooo:rsid="001c519d"/>
    </style:style>
    <style:style style:name="T37" style:family="text">
      <style:text-properties officeooo:rsid="00191395"/>
    </style:style>
    <style:style style:name="T38" style:family="text">
      <style:text-properties style:font-name="Arial Rounded MT Bold" fo:font-size="10pt" fo:font-style="normal" fo:font-weight="bold" officeooo:rsid="00191395" style:font-size-asian="8.75pt" style:font-style-asian="normal" style:font-weight-asian="bold" style:font-size-complex="10pt" style:font-style-complex="normal" style:font-weight-complex="bold"/>
    </style:style>
    <style:style style:name="T39" style:family="text">
      <style:text-properties officeooo:rsid="001b3d74"/>
    </style:style>
    <style:style style:name="T40" style:family="text">
      <style:text-properties officeooo:rsid="0003eafa"/>
    </style:style>
    <style:style style:name="T41" style:family="text">
      <style:text-properties style:font-name="Arial Rounded MT Bold" fo:font-size="10pt" fo:font-style="normal" fo:font-weight="bold" officeooo:rsid="0010166c" style:font-size-asian="8.75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ffffff" loext:opacity="100%" officeooo:rsid="00191395"/>
    </style:style>
    <style:style style:name="T43" style:family="text">
      <style:text-properties fo:color="#ffffff" loext:opacity="100%" fo:font-weight="bold" officeooo:rsid="00191395" style:font-weight-asian="bold" style:font-weight-complex="bold"/>
    </style:style>
    <style:style style:name="T44" style:family="text">
      <style:text-properties fo:color="#ffffff" loext:opacity="100%" fo:font-style="italic" officeooo:rsid="00191395" style:font-style-asian="italic" style:font-style-complex="italic"/>
    </style:style>
    <style:style style:name="T45" style:family="text">
      <style:text-properties officeooo:rsid="0019b8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10</text:span>) <text:span text:style-name="T1">MANEJO DE CANCHAS DE TENIS</text:span></text:p>
      <text:p text:style-name="P2"/>
      <text:p text:style-name="P2"/>
      <text:p text:style-name="P3"><text:span text:style-name="T2">Rol de usuario</text:span>: <text:span text:style-name="T1">Persona</text:span><text:span text:style-name="T3">, </text:span><text:span text:style-name="T1">Usuario</text:span></text:p>
      <text:p text:style-name="P3"><text:span text:style-name="T2">HU</text:span>: <text:span text:style-name="T3"><text:s/></text:span><text:span text:style-name="T1">Registrar</text:span><text:span text:style-name="T4"> </text:span><text:span text:style-name="T1">Persona</text:span><text:span text:style-name="T3">, </text:span><text:span text:style-name="T1">Iniciar</text:span><text:span text:style-name="T4"> </text:span><text:span text:style-name="T1">Sesión</text:span><text:span text:style-name="T3">, </text:span><text:span text:style-name="T1">Solicitar</text:span><text:span text:style-name="T4"> </text:span><text:span text:style-name="T1">Turno</text:span></text:p>
      <text:p text:style-name="P3"/>
      <text:p text:style-name="P3"/>
      <text:p text:style-name="P3"><text:span text:style-name="T5">ID:</text:span><text:span text:style-name="T2"> </text:span><text:span text:style-name="T6">Registrar</text:span><text:span text:style-name="T7"> </text:span><text:span text:style-name="T8">Persona</text:span></text:p>
      <text:p text:style-name="P4"><text:span text:style-name="T9">Título: </text:span><text:span text:style-name="T10">Como </text:span><text:span text:style-name="T11">Persona</text:span><text:span text:style-name="T10"> quiero </text:span><text:span text:style-name="T11">registrarme</text:span><text:span text:style-name="T12"> </text:span><text:span text:style-name="T11">en el sistema de canchas de tenis</text:span></text:p>
      <text:p text:style-name="P5"><text:span text:style-name="T13">Reglas de Negocio:</text:span><text:span text:style-name="T14"> <text:s/></text:span></text:p>
      <text:p text:style-name="P6">Solo se registran personas mayores de 18 años.</text:p>
      <text:p text:style-name="P6">El mail es utilizado como nombre de usuario, debe ser único.</text:p>
      <text:p text:style-name="P7"/>
      <text:p text:style-name="P8">Escenario 1: <text:span text:style-name="T1">Registro</text:span> exitos<text:span text:style-name="T1">o</text:span></text:p>
      <text:p text:style-name="P9"><text:span text:style-name="T15">Dado </text:span><text:span text:style-name="T16">el </text:span><text:span text:style-name="T17">mail </text:span><text:span text:style-name="T18">“jonashariyo@gmail.com” </text:span><text:span text:style-name="T17">no se encuentra registrado en el sistema</text:span><text:span text:style-name="T18"> </text:span><text:span text:style-name="T19">y la edad “21” es mayor de 18 años.</text:span></text:p>
      <text:p text:style-name="P10"><text:span text:style-name="T15">Cuando </text:span><text:span text:style-name="T20">se ingresa </text:span><text:span text:style-name="T16">el </text:span><text:span text:style-name="T18">nombre “Jonás” </text:span><text:span text:style-name="T21">, </text:span><text:span text:style-name="T18">apellido “Hariyo”, mail “jonashariyo@gmail.com”, </text:span><text:span text:style-name="T19">edad “21”</text:span><text:span text:style-name="T22">, </text:span><text:span text:style-name="T19">domicilio “Calle 30”</text:span><text:span text:style-name="T22"> </text:span><text:span text:style-name="T23">y se presiona “</text:span><text:span text:style-name="T19">Registarme</text:span><text:span text:style-name="T23">”</text:span></text:p>
      <text:p text:style-name="P11">Entonces el sistema <text:span text:style-name="T24">informa que se registró el usuario con éxito y genera una contraseña que será enviada al correo electrónico ingresado</text:span><text:span text:style-name="T25">.</text:span></text:p>
      <text:p text:style-name="P12"/>
      <text:p text:style-name="P13">Escenario <text:span text:style-name="T24">2</text:span>: <text:span text:style-name="T1">Registro</text:span> <text:span text:style-name="T24">fallido por mail repetido</text:span></text:p>
      <text:p text:style-name="P14"><text:span text:style-name="T15">Dado </text:span><text:span text:style-name="T16">el </text:span><text:span text:style-name="T17">mail </text:span><text:span text:style-name="T18">“</text:span><text:span text:style-name="T19">pepe123</text:span><text:span text:style-name="T18">@gmail.com” </text:span><text:span text:style-name="T19">ya</text:span><text:span text:style-name="T17"> se encuentra registrado en el sistema</text:span><text:span text:style-name="T18"> </text:span><text:span text:style-name="T19">y la edad “30” es mayor de 18 años.</text:span></text:p>
      <text:p text:style-name="P14"><text:span text:style-name="T15">Cuando </text:span><text:span text:style-name="T20">se ingresa </text:span><text:span text:style-name="T16">el </text:span><text:span text:style-name="T18">nombre “</text:span><text:span text:style-name="T19">Pepe</text:span><text:span text:style-name="T18">” </text:span><text:span text:style-name="T21">, </text:span><text:span text:style-name="T18">apellido “</text:span><text:span text:style-name="T19">Rato</text:span><text:span text:style-name="T18">”, mail “</text:span><text:span text:style-name="T19">pepe123</text:span><text:span text:style-name="T18">@gmail.com”, </text:span><text:span text:style-name="T19">edad “30”</text:span><text:span text:style-name="T22">, </text:span><text:span text:style-name="T19">domicilio “Calle 10”</text:span><text:span text:style-name="T22"> </text:span><text:span text:style-name="T23">y se presiona “</text:span><text:span text:style-name="T19">Registarme</text:span><text:span text:style-name="T23">”</text:span></text:p>
      <text:p text:style-name="P15">Entonces el sistema <text:span text:style-name="T24">informa error porque el mail ingresado ya se encuentra registrado en el sistema.</text:span></text:p>
      <text:p text:style-name="P15"/>
      <text:p text:style-name="P13">Escenario <text:span text:style-name="T24">3: </text:span><text:span text:style-name="T1">Registro</text:span> <text:span text:style-name="T24">fallido por edad no válida</text:span></text:p>
      <text:p text:style-name="P14"><text:span text:style-name="T15">Dado </text:span><text:span text:style-name="T16">el </text:span><text:span text:style-name="T17">mail </text:span><text:span text:style-name="T18">“jonashariyo@gmail.com” </text:span><text:span text:style-name="T17">no se encuentra registrado en el sistema</text:span><text:span text:style-name="T18"> </text:span><text:span text:style-name="T19">y la edad “16” es menor de 18 años.</text:span></text:p>
      <text:p text:style-name="P14"><text:span text:style-name="T15">Cuando </text:span><text:span text:style-name="T20">se ingresa </text:span><text:span text:style-name="T16">el </text:span><text:span text:style-name="T18">nombre “Jonás” </text:span><text:span text:style-name="T21">, </text:span><text:span text:style-name="T18">apellido “Hariyo”, mail “jonashariyo@gmail.com”, </text:span><text:span text:style-name="T19">edad “16”</text:span><text:span text:style-name="T22">, </text:span><text:span text:style-name="T19">domicilio “Calle 30”</text:span><text:span text:style-name="T22"> </text:span><text:span text:style-name="T23">y se presiona “</text:span><text:span text:style-name="T19">Registarme</text:span><text:span text:style-name="T23">”</text:span></text:p>
      <text:p text:style-name="P15">Entonces el sistema <text:span text:style-name="T24">informa error porque la edad ingresada no supera los 18 años.</text:span></text:p>
      <text:p text:style-name="P15"/>
      <text:p text:style-name="P16"><text:span text:style-name="T5">ID:</text:span><text:span text:style-name="T2"> </text:span><text:span text:style-name="T26">Iniciar</text:span><text:span text:style-name="T7"> </text:span><text:span text:style-name="T27">Sesión</text:span></text:p>
      <text:p text:style-name="P17"><text:span text:style-name="T9">Título: </text:span><text:span text:style-name="T10">Como </text:span><text:span text:style-name="T28">Usuario</text:span><text:span text:style-name="T10"> quiero </text:span><text:span text:style-name="T28">iniciar sesión en el sistema de cancha de tenis</text:span></text:p>
      <text:p text:style-name="P14"><text:span text:style-name="T13">Reglas de Negocio:</text:span><text:span text:style-name="T14"> <text:s/></text:span></text:p>
      <text:p text:style-name="P18">Si un usuario falla tres veces en su inicio de sesión, su cuenta será bloqueada.</text:p>
      <text:p text:style-name="P19"/>
      <text:p text:style-name="P13">Escenario 1: <text:span text:style-name="T29">I</text:span><text:span text:style-name="T30">nicio de Sesión </text:span>exitos<text:span text:style-name="T30">o</text:span></text:p>
      <text:p text:style-name="P14"><text:span text:style-name="T15">Dado </text:span><text:span text:style-name="T16">el </text:span><text:span text:style-name="T31">nombre de usuario “pepe123</text:span><text:span text:style-name="T32">@gmail.com</text:span><text:span text:style-name="T31">” corresponde <text:s/>a una cuenta del sistema y la contraseña “XXXXXXX” coincide con el nombre de usuario.</text:span></text:p>
      <text:p text:style-name="P20">Cuando <text:span text:style-name="T33">se </text:span><text:span text:style-name="T30">ingresa el nombre de usuario </text:span><text:span text:style-name="T29">“pepe123</text:span><text:span text:style-name="T30">@gmail.com</text:span><text:span text:style-name="T29">” </text:span><text:span text:style-name="T30">, la contraseña </text:span><text:span text:style-name="T34"><text:s/>“</text:span><text:span text:style-name="T30">XXXXXXX” </text:span><text:span text:style-name="T35">y se presiona “</text:span><text:span text:style-name="T29">I</text:span><text:span text:style-name="T30">niciar Sesión</text:span><text:span text:style-name="T35">”</text:span></text:p>
      <text:p text:style-name="P15">Entonces el sistema <text:span text:style-name="T36">registra el inicio de sesión y redirige al usuario a la página principal</text:span><text:span text:style-name="T25">.</text:span></text:p>
      <text:p text:style-name="P21"/>
      <text:p text:style-name="P13">Escenario <text:span text:style-name="T29">2</text:span>: <text:span text:style-name="T30">Inicio</text:span><text:span text:style-name="T29"> de </text:span><text:span text:style-name="T30">Sesión</text:span> <text:span text:style-name="T29">fallid</text:span><text:span text:style-name="T30">o</text:span><text:span text:style-name="T29"> </text:span><text:span text:style-name="T37">por inconsistencia de datos</text:span></text:p>
      <text:p text:style-name="P22"><text:span text:style-name="T15">Dado </text:span><text:span text:style-name="T16">el </text:span><text:span text:style-name="T31">nombre de usuario “jose100</text:span><text:span text:style-name="T32">@gmail.com</text:span><text:span text:style-name="T31">” <text:s/></text:span><text:span text:style-name="T38">y </text:span><text:span text:style-name="T31">la contraseña “ZZZZZZ” no coincide</text:span><text:span text:style-name="T38">n</text:span><text:span text:style-name="T31"> con </text:span><text:span text:style-name="T38">un usuario del sistema y falló una o cero veces anteriormente.</text:span></text:p>
      <text:p text:style-name="P23">Cuando <text:span text:style-name="T33">se </text:span><text:span text:style-name="T30">ingresa el nombre de usuario </text:span><text:span text:style-name="T29">“jose100</text:span><text:span text:style-name="T30">@gmail.com”, la contraseña </text:span><text:span text:style-name="T34"><text:s/>“</text:span><text:span text:style-name="T29">ZZZZZZ</text:span><text:span text:style-name="T30">” </text:span><text:span text:style-name="T35">y se presiona “</text:span><text:span text:style-name="T29">I</text:span><text:span text:style-name="T30">niciar Sesión</text:span><text:span text:style-name="T35">”</text:span></text:p>
      <text:p text:style-name="P15">Entonces el sistema <text:span text:style-name="T34">i</text:span><text:span text:style-name="T29">nforma error por</text:span><text:span text:style-name="T37">que el nombre de usuario y/o contraseña no coinciden </text:span><text:span text:style-name="T39">e incrementa en uno los intentos fallidos</text:span><text:span text:style-name="T40">.</text:span></text:p>
      <text:p text:style-name="P15"/>
      <text:p text:style-name="P13">Escenario <text:span text:style-name="T29">3</text:span>: <text:span text:style-name="T29">I</text:span><text:span text:style-name="T30">nicio de Sesión</text:span> <text:span text:style-name="T29">fallid</text:span><text:span text:style-name="T30">o</text:span><text:span text:style-name="T29"> </text:span><text:span text:style-name="T30">con exceso de fallas</text:span></text:p>
      <text:p text:style-name="P22"><text:span text:style-name="T15">Dado </text:span><text:span text:style-name="T16">el </text:span><text:span text:style-name="T31">nombre de usuario “jose100</text:span><text:span text:style-name="T32">@gmail.com</text:span><text:span text:style-name="T31">” <text:s/></text:span><text:span text:style-name="T38">y </text:span><text:span text:style-name="T31">la contraseña “ZZZZZZ” no coincide</text:span><text:span text:style-name="T38">n</text:span><text:span text:style-name="T31"> con </text:span><text:span text:style-name="T38">un usuario del sistema y ya falló dos veces anteriormente.</text:span></text:p>
      <text:p text:style-name="P23"><text:soft-page-break/>Cuando <text:span text:style-name="T33">se </text:span><text:span text:style-name="T30">ingresa el nombre de usuario </text:span><text:span text:style-name="T29">“jose100</text:span><text:span text:style-name="T30">@gmail.com”, la contraseña </text:span><text:span text:style-name="T34"><text:s/>“</text:span><text:span text:style-name="T29">ZZZZZZ</text:span><text:span text:style-name="T30">” </text:span><text:span text:style-name="T35">y se presiona “</text:span><text:span text:style-name="T29">I</text:span><text:span text:style-name="T30">niciar Sesión</text:span><text:span text:style-name="T35">”</text:span></text:p>
      <text:p text:style-name="P22"><text:span text:style-name="T31">Entonces el sistema </text:span><text:span text:style-name="T41">i</text:span><text:span text:style-name="T31">nforma error por</text:span><text:span text:style-name="T38">que el nombre de usuario y/o contraseña no coinciden y bloque la cuenta con nombre de usuario “</text:span><text:a xlink:type="simple" xlink:href="mailto:jose100@gmail.com" text:style-name="Internet_20_link" text:visited-style-name="Visited_20_Internet_20_Link"><text:span text:style-name="T38">j</text:span></text:a><text:span text:style-name="T31">ose100</text:span><text:span text:style-name="T32">@gmail.com”.</text:span></text:p>
      <text:p text:style-name="P23"/>
      <text:p text:style-name="P24"><text:span text:style-name="T5">ID:</text:span><text:span text:style-name="T2"> </text:span><text:span text:style-name="T42">Solicitar</text:span><text:span text:style-name="T7"> </text:span><text:span text:style-name="T43">Turno</text:span></text:p>
      <text:p text:style-name="P25"><text:span text:style-name="T9">Título: </text:span><text:span text:style-name="T10">Como </text:span><text:span text:style-name="T28">Usuario</text:span><text:span text:style-name="T10"> quiero </text:span><text:span text:style-name="T44">solicitar un <text:s/>turno de una cancha de tenis</text:span></text:p>
      <text:p text:style-name="P22"><text:span text:style-name="T13">Reglas de Negocio:</text:span><text:span text:style-name="T14"> <text:s/></text:span></text:p>
      <text:p text:style-name="P26"><text:span text:style-name="T37">N</text:span>o <text:span text:style-name="T37">se</text:span> permit<text:span text:style-name="T37">e</text:span> dar turno con menos de 2 días a la fecha en que se solicita. </text:p>
      <text:p text:style-name="P27"/>
      <text:p text:style-name="P28">Escenario 1: <text:span text:style-name="T37">Solicitud exitosa</text:span></text:p>
      <text:p text:style-name="P22"><text:span text:style-name="T15">Dado </text:span><text:span text:style-name="T38">la cancha número “2” está desocupada en la fecha “1/9/2025” y hora “19:00”, y hay un lapso mayor a 2 días desde la fecha actual a la fecha de la solicitud de la cancha.</text:span></text:p>
      <text:p text:style-name="P23">Cuando <text:span text:style-name="T33">se </text:span><text:span text:style-name="T30">ingresa </text:span><text:span text:style-name="T37">la cancha número “2”, fecha “1/9/2025” y hora “19:00” y se presiona “Solicitar Turno”</text:span></text:p>
      <text:p text:style-name="P23">Entonces el sistema <text:span text:style-name="T34">i</text:span><text:span text:style-name="T37">nforma “Su turno ha sido registrado con éxito”</text:span><text:span text:style-name="T25">.</text:span></text:p>
      <text:p text:style-name="P29"/>
      <text:p text:style-name="P28">Escenario <text:span text:style-name="T37">2</text:span>: <text:span text:style-name="T37">Solicitud fallida por cancha ocupada </text:span></text:p>
      <text:p text:style-name="P22"><text:span text:style-name="T15">Dado </text:span><text:span text:style-name="T38">la cancha número “1” está ocupada en la fecha “1/9/2025” y hora “19:00”, y hay un lapso mayor a 2 días desde la fecha actual a la fecha de la solicitud de la cancha.</text:span></text:p>
      <text:p text:style-name="P23">Cuando <text:span text:style-name="T33">se </text:span><text:span text:style-name="T30">ingresa </text:span><text:span text:style-name="T37">la cancha número “1”, fecha “1/9/2025” y hora “19:00” y se presiona “Solicitar Turno”</text:span></text:p>
      <text:p text:style-name="P23">Entonces el sistema <text:span text:style-name="T34">i</text:span><text:span text:style-name="T37">nforma “Cancha ocupada, seleccione otro día y horario” y redirige al usuario a seleccionar un turno nuevo</text:span><text:span text:style-name="T40">.</text:span></text:p>
      <text:p text:style-name="P23"/>
      <text:p text:style-name="P28">Escenario <text:span text:style-name="T37">3</text:span>: <text:span text:style-name="T37">Solicitud fallida por lapso de solicitud menor a dos días</text:span></text:p>
      <text:p text:style-name="P22"><text:span text:style-name="T15">Dado </text:span><text:span text:style-name="T38">la cancha número “3” está desocupada en la fecha “1/9/2025” y hora “19:00”, y hay un lapso menor a 2 días desde la fecha actual a la fecha de la solicitud de la cancha.</text:span></text:p>
      <text:p text:style-name="P23">Cuando <text:span text:style-name="T33">se </text:span><text:span text:style-name="T30">ingresa </text:span><text:span text:style-name="T37">la cancha número “3”, fecha “1/9/2025” y hora “19:00” y se presiona “Solicitar Turno”</text:span></text:p>
      <text:p text:style-name="P23">Entonces el sistema <text:span text:style-name="T34">i</text:span><text:span text:style-name="T37">nforma </text:span><text:span text:style-name="T45">error porque hay menos de dos días de diferencia entre la fecha de solicitud y la fecha del turno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7:49:53.509273200</meta:creation-date>
    <dc:date>2025-09-03T15:31:31.794719700</dc:date>
    <meta:editing-duration>PT13M17S</meta:editing-duration>
    <meta:editing-cycles>3</meta:editing-cycles>
    <meta:generator>LibreOffice/25.2.5.1$Windows_X86_64 LibreOffice_project/484541f705153d4ff78284873b0153c3e5a280db</meta:generator>
    <meta:document-statistic meta:table-count="0" meta:image-count="0" meta:object-count="0" meta:page-count="2" meta:paragraph-count="52" meta:word-count="754" meta:character-count="4554" meta:non-whitespace-character-count="3834"/>
  </office:meta>
</office:document-meta>
</file>